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96.46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6"/>
    <style:style style:name="ce5" style:family="table-cell" style:parent-style-name="Default" style:data-style-name="N2"/>
    <style:style style:name="ce6" style:family="table-cell" style:parent-style-name="Default" style:data-style-name="N122"/>
    <style:style style:name="ce7" style:family="table-cell" style:parent-style-name="Default" style:data-style-name="N138"/>
    <style:style style:name="ce8" style:family="table-cell" style:parent-style-name="Default" style:data-style-name="N137"/>
    <style:style style:name="ce9" style:family="table-cell" style:parent-style-name="Default" style:data-style-name="N132"/>
    <style:style style:name="ce10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838.12pt" svg:height="386.31pt" svg:x="714.13pt" svg:y="502.27pt">
            <loext:p draw:notify-on-update-of-ranges="Sheet1.K13:Sheet1.K33 Sheet1.O13:Sheet1.O33 Sheet1.K13:Sheet1.K33 Sheet1.S13:Sheet1.S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2" table:number-rows-repeated="7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ce9" office:value-type="float" office:value="1.34" calcext:value-type="float">
            <text:p>1.3400000</text:p>
          </table:table-cell>
          <table:table-cell office:value-type="string" calcext:value-type="string">
            <text:p>rho0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Temperature</text:p>
          </table:table-cell>
          <table:table-cell table:style-name="Default" office:value-type="string" calcext:value-type="string">
            <text:p>G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Temperature</text:p>
          </table:table-cell>
          <table:table-cell table:style-name="Default" office:value-type="string" calcext:value-type="string">
            <text:p>G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Density</text:p>
          </table:table-cell>
          <table:table-cell table:style-name="Default" office:value-type="string" calcext:value-type="string">
            <text:p>dynamic viscosity</text:p>
          </table:table-cell>
          <table:table-cell table:number-columns-repeated="2"/>
          <table:table-cell table:style-name="ce9" office:value-type="float" office:value="-0.00014" calcext:value-type="float">
            <text:p>-0.0001400</text:p>
          </table:table-cell>
          <table:table-cell office:value-type="string" calcext:value-type="string">
            <text:p>[1/m]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m/s2</text:p>
          </table:table-cell>
          <table:table-cell table:style-name="ce3" office:value-type="string" calcext:value-type="string">
            <text:p>10e+4 N/m2</text:p>
          </table:table-cell>
          <table:table-cell table:style-name="Default" office:value-type="string" calcext:value-type="string">
            <text:p>0.1 kg/m3</text:p>
          </table:table-cell>
          <table:table-cell table:style-name="Default" office:value-type="string" calcext:value-type="string">
            <text:p>1e-5 Ns/m2</text:p>
          </table:table-cell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K</text:p>
          </table:table-cell>
          <table:table-cell table:style-name="ce3" office:value-type="string" calcext:value-type="string">
            <text:p>m/s2</text:p>
          </table:table-cell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kg/m3</text:p>
          </table:table-cell>
          <table:table-cell table:style-name="Default" office:value-type="string" calcext:value-type="string">
            <text:p>Ns/m2</text:p>
          </table:table-cell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-1000" calcext:value-type="float">
            <text:p>-1000.0</text:p>
          </table:table-cell>
          <table:table-cell office:value-type="float" office:value="21.5" calcext:value-type="float">
            <text:p>21.5</text:p>
          </table:table-cell>
          <table:table-cell office:value-type="float" office:value="9.81" calcext:value-type="float">
            <text:p>9.8</text:p>
          </table:table-cell>
          <table:table-cell office:value-type="float" office:value="11.39" calcext:value-type="float">
            <text:p>11.4</text:p>
          </table:table-cell>
          <table:table-cell office:value-type="float" office:value="13.47" calcext:value-type="float">
            <text:p>13.5</text:p>
          </table:table-cell>
          <table:table-cell office:value-type="float" office:value="1.821" calcext:value-type="float">
            <text:p>1.8</text:p>
          </table:table-cell>
          <table:table-cell table:number-columns-repeated="2"/>
          <table:table-cell table:formula="of:=[.C13]" office:value-type="float" office:value="-1000" calcext:value-type="float">
            <text:p>-1000.0</text:p>
          </table:table-cell>
          <table:table-cell table:formula="of:=[.D13]+273.15" office:value-type="float" office:value="294.65" calcext:value-type="float">
            <text:p>294.65</text:p>
          </table:table-cell>
          <table:table-cell table:formula="of:=[.E13]" office:value-type="float" office:value="9.81" calcext:value-type="float">
            <text:p>9.810</text:p>
          </table:table-cell>
          <table:table-cell table:formula="of:=[.F13]*10000" office:value-type="float" office:value="113900" calcext:value-type="float">
            <text:p>1.13900E+05</text:p>
          </table:table-cell>
          <table:table-cell table:formula="of:=[.G13]*0.1" office:value-type="float" office:value="1.347" calcext:value-type="float">
            <text:p>1.347000E+00</text:p>
          </table:table-cell>
          <table:table-cell table:formula="of:=[.H13]*0.00001" office:value-type="float" office:value="0.00001821" calcext:value-type="float">
            <text:p>1.821000E-05</text:p>
          </table:table-cell>
          <table:table-cell table:number-columns-repeated="2"/>
          <table:table-cell table:formula="of:=[.$S$9]*EXP([.$S$10]*[.K13])" office:value-type="float" office:value="1.54136689046868" calcext:value-type="float">
            <text:p>1.54137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.0</text:p>
          </table:table-cell>
          <table:table-cell office:value-type="float" office:value="15" calcext:value-type="float">
            <text:p>15.0</text:p>
          </table:table-cell>
          <table:table-cell office:value-type="float" office:value="9.807" calcext:value-type="float">
            <text:p>9.8</text:p>
          </table:table-cell>
          <table:table-cell office:value-type="float" office:value="10.13" calcext:value-type="float">
            <text:p>10.1</text:p>
          </table:table-cell>
          <table:table-cell office:value-type="float" office:value="12.25" calcext:value-type="float">
            <text:p>12.3</text:p>
          </table:table-cell>
          <table:table-cell office:value-type="float" office:value="1.789" calcext:value-type="float">
            <text:p>1.8</text:p>
          </table:table-cell>
          <table:table-cell table:number-columns-repeated="2"/>
          <table:table-cell table:formula="of:=[.C14]" office:value-type="float" office:value="0" calcext:value-type="float">
            <text:p>0.0</text:p>
          </table:table-cell>
          <table:table-cell table:formula="of:=[.D14]+273.15" office:value-type="float" office:value="288.15" calcext:value-type="float">
            <text:p>288.15</text:p>
          </table:table-cell>
          <table:table-cell table:formula="of:=[.E14]" office:value-type="float" office:value="9.807" calcext:value-type="float">
            <text:p>9.807</text:p>
          </table:table-cell>
          <table:table-cell table:formula="of:=[.F14]*10000" office:value-type="float" office:value="101300" calcext:value-type="float">
            <text:p>1.01300E+05</text:p>
          </table:table-cell>
          <table:table-cell table:formula="of:=[.G14]*0.1" office:value-type="float" office:value="1.225" calcext:value-type="float">
            <text:p>1.225000E+00</text:p>
          </table:table-cell>
          <table:table-cell table:formula="of:=[.H14]*0.00001" office:value-type="float" office:value="0.00001789" calcext:value-type="float">
            <text:p>1.789000E-05</text:p>
          </table:table-cell>
          <table:table-cell table:number-columns-repeated="2"/>
          <table:table-cell table:formula="of:=[.$S$9]*EXP([.$S$10]*[.K14])" office:value-type="float" office:value="1.34" calcext:value-type="float">
            <text:p>1.340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" calcext:value-type="float">
            <text:p>1000.0</text:p>
          </table:table-cell>
          <table:table-cell office:value-type="float" office:value="8.5" calcext:value-type="float">
            <text:p>8.5</text:p>
          </table:table-cell>
          <table:table-cell office:value-type="float" office:value="9.804" calcext:value-type="float">
            <text:p>9.8</text:p>
          </table:table-cell>
          <table:table-cell office:value-type="float" office:value="8.988" calcext:value-type="float">
            <text:p>9.0</text:p>
          </table:table-cell>
          <table:table-cell office:value-type="float" office:value="11.12" calcext:value-type="float">
            <text:p>11.1</text:p>
          </table:table-cell>
          <table:table-cell office:value-type="float" office:value="1.758" calcext:value-type="float">
            <text:p>1.8</text:p>
          </table:table-cell>
          <table:table-cell table:number-columns-repeated="2"/>
          <table:table-cell table:formula="of:=[.C15]" office:value-type="float" office:value="1000" calcext:value-type="float">
            <text:p>1000.0</text:p>
          </table:table-cell>
          <table:table-cell table:formula="of:=[.D15]+273.15" office:value-type="float" office:value="281.65" calcext:value-type="float">
            <text:p>281.65</text:p>
          </table:table-cell>
          <table:table-cell table:formula="of:=[.E15]" office:value-type="float" office:value="9.804" calcext:value-type="float">
            <text:p>9.804</text:p>
          </table:table-cell>
          <table:table-cell table:formula="of:=[.F15]*10000" office:value-type="float" office:value="89880" calcext:value-type="float">
            <text:p>8.98800E+04</text:p>
          </table:table-cell>
          <table:table-cell table:formula="of:=[.G15]*0.1" office:value-type="float" office:value="1.112" calcext:value-type="float">
            <text:p>1.112000E+00</text:p>
          </table:table-cell>
          <table:table-cell table:formula="of:=[.H15]*0.00001" office:value-type="float" office:value="0.00001758" calcext:value-type="float">
            <text:p>1.758000E-05</text:p>
          </table:table-cell>
          <table:table-cell table:number-columns-repeated="2"/>
          <table:table-cell table:formula="of:=[.$S$9]*EXP([.$S$10]*[.K15])" office:value-type="float" office:value="1.1649400354344" calcext:value-type="float">
            <text:p>1.16494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0" calcext:value-type="float">
            <text:p>2000.0</text:p>
          </table:table-cell>
          <table:table-cell office:value-type="float" office:value="2" calcext:value-type="float">
            <text:p>2.0</text:p>
          </table:table-cell>
          <table:table-cell office:value-type="float" office:value="9.801" calcext:value-type="float">
            <text:p>9.8</text:p>
          </table:table-cell>
          <table:table-cell office:value-type="float" office:value="7.95" calcext:value-type="float">
            <text:p>8.0</text:p>
          </table:table-cell>
          <table:table-cell office:value-type="float" office:value="10.07" calcext:value-type="float">
            <text:p>10.1</text:p>
          </table:table-cell>
          <table:table-cell office:value-type="float" office:value="1.726" calcext:value-type="float">
            <text:p>1.7</text:p>
          </table:table-cell>
          <table:table-cell table:number-columns-repeated="2"/>
          <table:table-cell table:formula="of:=[.C16]" office:value-type="float" office:value="2000" calcext:value-type="float">
            <text:p>2000.0</text:p>
          </table:table-cell>
          <table:table-cell table:formula="of:=[.D16]+273.15" office:value-type="float" office:value="275.15" calcext:value-type="float">
            <text:p>275.15</text:p>
          </table:table-cell>
          <table:table-cell table:formula="of:=[.E16]" office:value-type="float" office:value="9.801" calcext:value-type="float">
            <text:p>9.801</text:p>
          </table:table-cell>
          <table:table-cell table:formula="of:=[.F16]*10000" office:value-type="float" office:value="79500" calcext:value-type="float">
            <text:p>7.95000E+04</text:p>
          </table:table-cell>
          <table:table-cell table:formula="of:=[.G16]*0.1" office:value-type="float" office:value="1.007" calcext:value-type="float">
            <text:p>1.007000E+00</text:p>
          </table:table-cell>
          <table:table-cell table:formula="of:=[.H16]*0.00001" office:value-type="float" office:value="0.00001726" calcext:value-type="float">
            <text:p>1.726000E-05</text:p>
          </table:table-cell>
          <table:table-cell table:number-columns-repeated="2"/>
          <table:table-cell table:formula="of:=[.$S$9]*EXP([.$S$10]*[.K16])" office:value-type="float" office:value="1.01275021355067" calcext:value-type="float">
            <text:p>1.01275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00" calcext:value-type="float">
            <text:p>3000.0</text:p>
          </table:table-cell>
          <table:table-cell office:value-type="float" office:value="-4.49" calcext:value-type="float">
            <text:p>-4.5</text:p>
          </table:table-cell>
          <table:table-cell office:value-type="float" office:value="9.797" calcext:value-type="float">
            <text:p>9.8</text:p>
          </table:table-cell>
          <table:table-cell office:value-type="float" office:value="7.012" calcext:value-type="float">
            <text:p>7.0</text:p>
          </table:table-cell>
          <table:table-cell office:value-type="float" office:value="9.093" calcext:value-type="float">
            <text:p>9.1</text:p>
          </table:table-cell>
          <table:table-cell office:value-type="float" office:value="1.694" calcext:value-type="float">
            <text:p>1.7</text:p>
          </table:table-cell>
          <table:table-cell table:number-columns-repeated="2"/>
          <table:table-cell table:formula="of:=[.C17]" office:value-type="float" office:value="3000" calcext:value-type="float">
            <text:p>3000.0</text:p>
          </table:table-cell>
          <table:table-cell table:formula="of:=[.D17]+273.15" office:value-type="float" office:value="268.66" calcext:value-type="float">
            <text:p>268.66</text:p>
          </table:table-cell>
          <table:table-cell table:formula="of:=[.E17]" office:value-type="float" office:value="9.797" calcext:value-type="float">
            <text:p>9.797</text:p>
          </table:table-cell>
          <table:table-cell table:formula="of:=[.F17]*10000" office:value-type="float" office:value="70120" calcext:value-type="float">
            <text:p>7.01200E+04</text:p>
          </table:table-cell>
          <table:table-cell table:formula="of:=[.G17]*0.1" office:value-type="float" office:value="0.9093" calcext:value-type="float">
            <text:p>9.093000E-01</text:p>
          </table:table-cell>
          <table:table-cell table:formula="of:=[.H17]*0.00001" office:value-type="float" office:value="0.00001694" calcext:value-type="float">
            <text:p>1.694000E-05</text:p>
          </table:table-cell>
          <table:table-cell table:number-columns-repeated="2"/>
          <table:table-cell table:formula="of:=[.$S$9]*EXP([.$S$10]*[.K17])" office:value-type="float" office:value="0.880442738552176" calcext:value-type="float">
            <text:p>8.80443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00" calcext:value-type="float">
            <text:p>4000.0</text:p>
          </table:table-cell>
          <table:table-cell office:value-type="float" office:value="-10.98" calcext:value-type="float">
            <text:p>-11.0</text:p>
          </table:table-cell>
          <table:table-cell office:value-type="float" office:value="9.794" calcext:value-type="float">
            <text:p>9.8</text:p>
          </table:table-cell>
          <table:table-cell office:value-type="float" office:value="6.166" calcext:value-type="float">
            <text:p>6.2</text:p>
          </table:table-cell>
          <table:table-cell office:value-type="float" office:value="8.194" calcext:value-type="float">
            <text:p>8.2</text:p>
          </table:table-cell>
          <table:table-cell office:value-type="float" office:value="1.661" calcext:value-type="float">
            <text:p>1.7</text:p>
          </table:table-cell>
          <table:table-cell table:number-columns-repeated="2"/>
          <table:table-cell table:formula="of:=[.C18]" office:value-type="float" office:value="4000" calcext:value-type="float">
            <text:p>4000.0</text:p>
          </table:table-cell>
          <table:table-cell table:formula="of:=[.D18]+273.15" office:value-type="float" office:value="262.17" calcext:value-type="float">
            <text:p>262.17</text:p>
          </table:table-cell>
          <table:table-cell table:formula="of:=[.E18]" office:value-type="float" office:value="9.794" calcext:value-type="float">
            <text:p>9.794</text:p>
          </table:table-cell>
          <table:table-cell table:formula="of:=[.F18]*10000" office:value-type="float" office:value="61660" calcext:value-type="float">
            <text:p>6.16600E+04</text:p>
          </table:table-cell>
          <table:table-cell table:formula="of:=[.G18]*0.1" office:value-type="float" office:value="0.8194" calcext:value-type="float">
            <text:p>8.194000E-01</text:p>
          </table:table-cell>
          <table:table-cell table:formula="of:=[.H18]*0.00001" office:value-type="float" office:value="0.00001661" calcext:value-type="float">
            <text:p>1.661000E-05</text:p>
          </table:table-cell>
          <table:table-cell table:number-columns-repeated="2"/>
          <table:table-cell table:formula="of:=[.$S$9]*EXP([.$S$10]*[.K18])" office:value-type="float" office:value="0.765420145557412" calcext:value-type="float">
            <text:p>7.65420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00" calcext:value-type="float">
            <text:p>5000.0</text:p>
          </table:table-cell>
          <table:table-cell office:value-type="float" office:value="-17.47" calcext:value-type="float">
            <text:p>-17.5</text:p>
          </table:table-cell>
          <table:table-cell office:value-type="float" office:value="9.791" calcext:value-type="float">
            <text:p>9.8</text:p>
          </table:table-cell>
          <table:table-cell office:value-type="float" office:value="5.405" calcext:value-type="float">
            <text:p>5.4</text:p>
          </table:table-cell>
          <table:table-cell office:value-type="float" office:value="7.364" calcext:value-type="float">
            <text:p>7.4</text:p>
          </table:table-cell>
          <table:table-cell office:value-type="float" office:value="1.628" calcext:value-type="float">
            <text:p>1.6</text:p>
          </table:table-cell>
          <table:table-cell table:number-columns-repeated="2"/>
          <table:table-cell table:formula="of:=[.C19]" office:value-type="float" office:value="5000" calcext:value-type="float">
            <text:p>5000.0</text:p>
          </table:table-cell>
          <table:table-cell table:formula="of:=[.D19]+273.15" office:value-type="float" office:value="255.68" calcext:value-type="float">
            <text:p>255.68</text:p>
          </table:table-cell>
          <table:table-cell table:formula="of:=[.E19]" office:value-type="float" office:value="9.791" calcext:value-type="float">
            <text:p>9.791</text:p>
          </table:table-cell>
          <table:table-cell table:formula="of:=[.F19]*10000" office:value-type="float" office:value="54050" calcext:value-type="float">
            <text:p>5.40500E+04</text:p>
          </table:table-cell>
          <table:table-cell table:formula="of:=[.G19]*0.1" office:value-type="float" office:value="0.7364" calcext:value-type="float">
            <text:p>7.364000E-01</text:p>
          </table:table-cell>
          <table:table-cell table:formula="of:=[.H19]*0.00001" office:value-type="float" office:value="0.00001628" calcext:value-type="float">
            <text:p>1.628000E-05</text:p>
          </table:table-cell>
          <table:table-cell table:number-columns-repeated="2"/>
          <table:table-cell table:formula="of:=[.$S$9]*EXP([.$S$10]*[.K19])" office:value-type="float" office:value="0.665424307080489" calcext:value-type="float">
            <text:p>6.65424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00" calcext:value-type="float">
            <text:p>6000.0</text:p>
          </table:table-cell>
          <table:table-cell office:value-type="float" office:value="-23.96" calcext:value-type="float">
            <text:p>-24.0</text:p>
          </table:table-cell>
          <table:table-cell office:value-type="float" office:value="9.788" calcext:value-type="float">
            <text:p>9.8</text:p>
          </table:table-cell>
          <table:table-cell office:value-type="float" office:value="4.722" calcext:value-type="float">
            <text:p>4.7</text:p>
          </table:table-cell>
          <table:table-cell office:value-type="float" office:value="6.601" calcext:value-type="float">
            <text:p>6.6</text:p>
          </table:table-cell>
          <table:table-cell office:value-type="float" office:value="1.595" calcext:value-type="float">
            <text:p>1.6</text:p>
          </table:table-cell>
          <table:table-cell table:number-columns-repeated="2"/>
          <table:table-cell table:formula="of:=[.C20]" office:value-type="float" office:value="6000" calcext:value-type="float">
            <text:p>6000.0</text:p>
          </table:table-cell>
          <table:table-cell table:formula="of:=[.D20]+273.15" office:value-type="float" office:value="249.19" calcext:value-type="float">
            <text:p>249.19</text:p>
          </table:table-cell>
          <table:table-cell table:formula="of:=[.E20]" office:value-type="float" office:value="9.788" calcext:value-type="float">
            <text:p>9.788</text:p>
          </table:table-cell>
          <table:table-cell table:formula="of:=[.F20]*10000" office:value-type="float" office:value="47220" calcext:value-type="float">
            <text:p>4.72200E+04</text:p>
          </table:table-cell>
          <table:table-cell table:formula="of:=[.G20]*0.1" office:value-type="float" office:value="0.6601" calcext:value-type="float">
            <text:p>6.601000E-01</text:p>
          </table:table-cell>
          <table:table-cell table:formula="of:=[.H20]*0.00001" office:value-type="float" office:value="0.00001595" calcext:value-type="float">
            <text:p>1.595000E-05</text:p>
          </table:table-cell>
          <table:table-cell table:number-columns-repeated="2"/>
          <table:table-cell table:formula="of:=[.$S$9]*EXP([.$S$10]*[.K20])" office:value-type="float" office:value="0.578492101394967" calcext:value-type="float">
            <text:p>5.78492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00" calcext:value-type="float">
            <text:p>7000.0</text:p>
          </table:table-cell>
          <table:table-cell office:value-type="float" office:value="-30.45" calcext:value-type="float">
            <text:p>-30.5</text:p>
          </table:table-cell>
          <table:table-cell office:value-type="float" office:value="9.785" calcext:value-type="float">
            <text:p>9.8</text:p>
          </table:table-cell>
          <table:table-cell office:value-type="float" office:value="4.11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1.561" calcext:value-type="float">
            <text:p>1.6</text:p>
          </table:table-cell>
          <table:table-cell table:number-columns-repeated="2"/>
          <table:table-cell table:formula="of:=[.C21]" office:value-type="float" office:value="7000" calcext:value-type="float">
            <text:p>7000.0</text:p>
          </table:table-cell>
          <table:table-cell table:formula="of:=[.D21]+273.15" office:value-type="float" office:value="242.7" calcext:value-type="float">
            <text:p>242.70</text:p>
          </table:table-cell>
          <table:table-cell table:formula="of:=[.E21]" office:value-type="float" office:value="9.785" calcext:value-type="float">
            <text:p>9.785</text:p>
          </table:table-cell>
          <table:table-cell table:formula="of:=[.F21]*10000" office:value-type="float" office:value="41110" calcext:value-type="float">
            <text:p>4.11100E+04</text:p>
          </table:table-cell>
          <table:table-cell table:formula="of:=[.G21]*0.1" office:value-type="float" office:value="0.59" calcext:value-type="float">
            <text:p>5.900000E-01</text:p>
          </table:table-cell>
          <table:table-cell table:formula="of:=[.H21]*0.00001" office:value-type="float" office:value="0.00001561" calcext:value-type="float">
            <text:p>1.561000E-05</text:p>
          </table:table-cell>
          <table:table-cell table:number-columns-repeated="2"/>
          <table:table-cell table:formula="of:=[.$S$9]*EXP([.$S$10]*[.K21])" office:value-type="float" office:value="0.502916872460875" calcext:value-type="float">
            <text:p>5.02917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00" calcext:value-type="float">
            <text:p>8000.0</text:p>
          </table:table-cell>
          <table:table-cell office:value-type="float" office:value="-36.94" calcext:value-type="float">
            <text:p>-36.9</text:p>
          </table:table-cell>
          <table:table-cell office:value-type="float" office:value="9.782" calcext:value-type="float">
            <text:p>9.8</text:p>
          </table:table-cell>
          <table:table-cell office:value-type="float" office:value="3.565" calcext:value-type="float">
            <text:p>3.6</text:p>
          </table:table-cell>
          <table:table-cell office:value-type="float" office:value="5.258" calcext:value-type="float">
            <text:p>5.3</text:p>
          </table:table-cell>
          <table:table-cell office:value-type="float" office:value="1.527" calcext:value-type="float">
            <text:p>1.5</text:p>
          </table:table-cell>
          <table:table-cell table:number-columns-repeated="2"/>
          <table:table-cell table:formula="of:=[.C22]" office:value-type="float" office:value="8000" calcext:value-type="float">
            <text:p>8000.0</text:p>
          </table:table-cell>
          <table:table-cell table:formula="of:=[.D22]+273.15" office:value-type="float" office:value="236.21" calcext:value-type="float">
            <text:p>236.21</text:p>
          </table:table-cell>
          <table:table-cell table:formula="of:=[.E22]" office:value-type="float" office:value="9.782" calcext:value-type="float">
            <text:p>9.782</text:p>
          </table:table-cell>
          <table:table-cell table:formula="of:=[.F22]*10000" office:value-type="float" office:value="35650" calcext:value-type="float">
            <text:p>3.56500E+04</text:p>
          </table:table-cell>
          <table:table-cell table:formula="of:=[.G22]*0.1" office:value-type="float" office:value="0.5258" calcext:value-type="float">
            <text:p>5.258000E-01</text:p>
          </table:table-cell>
          <table:table-cell table:formula="of:=[.H22]*0.00001" office:value-type="float" office:value="0.00001527" calcext:value-type="float">
            <text:p>1.527000E-05</text:p>
          </table:table-cell>
          <table:table-cell table:number-columns-repeated="2"/>
          <table:table-cell table:formula="of:=[.$S$9]*EXP([.$S$10]*[.K22])" office:value-type="float" office:value="0.437214924794873" calcext:value-type="float">
            <text:p>4.37215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00" calcext:value-type="float">
            <text:p>9000.0</text:p>
          </table:table-cell>
          <table:table-cell office:value-type="float" office:value="-43.42" calcext:value-type="float">
            <text:p>-43.4</text:p>
          </table:table-cell>
          <table:table-cell office:value-type="float" office:value="9.779" calcext:value-type="float">
            <text:p>9.8</text:p>
          </table:table-cell>
          <table:table-cell office:value-type="float" office:value="3.08" calcext:value-type="float">
            <text:p>3.1</text:p>
          </table:table-cell>
          <table:table-cell office:value-type="float" office:value="4.671" calcext:value-type="float">
            <text:p>4.7</text:p>
          </table:table-cell>
          <table:table-cell office:value-type="float" office:value="1.493" calcext:value-type="float">
            <text:p>1.5</text:p>
          </table:table-cell>
          <table:table-cell table:number-columns-repeated="2"/>
          <table:table-cell table:formula="of:=[.C23]" office:value-type="float" office:value="9000" calcext:value-type="float">
            <text:p>9000.0</text:p>
          </table:table-cell>
          <table:table-cell table:formula="of:=[.D23]+273.15" office:value-type="float" office:value="229.73" calcext:value-type="float">
            <text:p>229.73</text:p>
          </table:table-cell>
          <table:table-cell table:formula="of:=[.E23]" office:value-type="float" office:value="9.779" calcext:value-type="float">
            <text:p>9.779</text:p>
          </table:table-cell>
          <table:table-cell table:formula="of:=[.F23]*10000" office:value-type="float" office:value="30800" calcext:value-type="float">
            <text:p>3.08000E+04</text:p>
          </table:table-cell>
          <table:table-cell table:formula="of:=[.G23]*0.1" office:value-type="float" office:value="0.4671" calcext:value-type="float">
            <text:p>4.671000E-01</text:p>
          </table:table-cell>
          <table:table-cell table:formula="of:=[.H23]*0.00001" office:value-type="float" office:value="0.00001493" calcext:value-type="float">
            <text:p>1.493000E-05</text:p>
          </table:table-cell>
          <table:table-cell table:number-columns-repeated="2"/>
          <table:table-cell table:formula="of:=[.$S$9]*EXP([.$S$10]*[.K23])" office:value-type="float" office:value="0.380096395509692" calcext:value-type="float">
            <text:p>3.80096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0" calcext:value-type="float">
            <text:p>10000.0</text:p>
          </table:table-cell>
          <table:table-cell office:value-type="float" office:value="-49.9" calcext:value-type="float">
            <text:p>-49.9</text:p>
          </table:table-cell>
          <table:table-cell office:value-type="float" office:value="9.776" calcext:value-type="float">
            <text:p>9.8</text:p>
          </table:table-cell>
          <table:table-cell office:value-type="float" office:value="2.65" calcext:value-type="float">
            <text:p>2.7</text:p>
          </table:table-cell>
          <table:table-cell office:value-type="float" office:value="4.135" calcext:value-type="float">
            <text:p>4.1</text:p>
          </table:table-cell>
          <table:table-cell office:value-type="float" office:value="1.458" calcext:value-type="float">
            <text:p>1.5</text:p>
          </table:table-cell>
          <table:table-cell table:number-columns-repeated="2"/>
          <table:table-cell table:formula="of:=[.C24]" office:value-type="float" office:value="10000" calcext:value-type="float">
            <text:p>10000.0</text:p>
          </table:table-cell>
          <table:table-cell table:formula="of:=[.D24]+273.15" office:value-type="float" office:value="223.25" calcext:value-type="float">
            <text:p>223.25</text:p>
          </table:table-cell>
          <table:table-cell table:formula="of:=[.E24]" office:value-type="float" office:value="9.776" calcext:value-type="float">
            <text:p>9.776</text:p>
          </table:table-cell>
          <table:table-cell table:formula="of:=[.F24]*10000" office:value-type="float" office:value="26500" calcext:value-type="float">
            <text:p>2.65000E+04</text:p>
          </table:table-cell>
          <table:table-cell table:formula="of:=[.G24]*0.1" office:value-type="float" office:value="0.4135" calcext:value-type="float">
            <text:p>4.135000E-01</text:p>
          </table:table-cell>
          <table:table-cell table:formula="of:=[.H24]*0.00001" office:value-type="float" office:value="0.00001458" calcext:value-type="float">
            <text:p>1.458000E-05</text:p>
          </table:table-cell>
          <table:table-cell table:number-columns-repeated="2"/>
          <table:table-cell table:formula="of:=[.$S$9]*EXP([.$S$10]*[.K24])" office:value-type="float" office:value="0.330439931681753" calcext:value-type="float">
            <text:p>3.30440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00" calcext:value-type="float">
            <text:p>15000.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61" calcext:value-type="float">
            <text:p>9.8</text:p>
          </table:table-cell>
          <table:table-cell office:value-type="float" office:value="1.211" calcext:value-type="float">
            <text:p>1.2</text:p>
          </table:table-cell>
          <table:table-cell office:value-type="float" office:value="1.948" calcext:value-type="float">
            <text:p>1.9</text:p>
          </table:table-cell>
          <table:table-cell office:value-type="float" office:value="1.422" calcext:value-type="float">
            <text:p>1.4</text:p>
          </table:table-cell>
          <table:table-cell table:number-columns-repeated="2"/>
          <table:table-cell table:formula="of:=[.C25]" office:value-type="float" office:value="15000" calcext:value-type="float">
            <text:p>15000.0</text:p>
          </table:table-cell>
          <table:table-cell table:formula="of:=[.D25]+273.15" office:value-type="float" office:value="216.65" calcext:value-type="float">
            <text:p>216.65</text:p>
          </table:table-cell>
          <table:table-cell table:formula="of:=[.E25]" office:value-type="float" office:value="9.761" calcext:value-type="float">
            <text:p>9.761</text:p>
          </table:table-cell>
          <table:table-cell table:formula="of:=[.F25]*10000" office:value-type="float" office:value="12110" calcext:value-type="float">
            <text:p>1.21100E+04</text:p>
          </table:table-cell>
          <table:table-cell table:formula="of:=[.G25]*0.1" office:value-type="float" office:value="0.1948" calcext:value-type="float">
            <text:p>1.948000E-01</text:p>
          </table:table-cell>
          <table:table-cell table:formula="of:=[.H25]*0.00001" office:value-type="float" office:value="0.00001422" calcext:value-type="float">
            <text:p>1.422000E-05</text:p>
          </table:table-cell>
          <table:table-cell table:number-columns-repeated="2"/>
          <table:table-cell table:formula="of:=[.$S$9]*EXP([.$S$10]*[.K25])" office:value-type="float" office:value="0.164091613858996" calcext:value-type="float">
            <text:p>1.64092E-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00" calcext:value-type="float">
            <text:p>20000.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45" calcext:value-type="float">
            <text:p>9.7</text:p>
          </table:table-cell>
          <table:table-cell office:value-type="float" office:value="0.5529" calcext:value-type="float">
            <text:p>0.6</text:p>
          </table:table-cell>
          <table:table-cell office:value-type="float" office:value="0.8891" calcext:value-type="float">
            <text:p>0.9</text:p>
          </table:table-cell>
          <table:table-cell office:value-type="float" office:value="1.422" calcext:value-type="float">
            <text:p>1.4</text:p>
          </table:table-cell>
          <table:table-cell table:number-columns-repeated="2"/>
          <table:table-cell table:formula="of:=[.C26]" office:value-type="float" office:value="20000" calcext:value-type="float">
            <text:p>20000.0</text:p>
          </table:table-cell>
          <table:table-cell table:formula="of:=[.D26]+273.15" office:value-type="float" office:value="216.65" calcext:value-type="float">
            <text:p>216.65</text:p>
          </table:table-cell>
          <table:table-cell table:formula="of:=[.E26]" office:value-type="float" office:value="9.745" calcext:value-type="float">
            <text:p>9.745</text:p>
          </table:table-cell>
          <table:table-cell table:formula="of:=[.F26]*10000" office:value-type="float" office:value="5529" calcext:value-type="float">
            <text:p>5.52900E+03</text:p>
          </table:table-cell>
          <table:table-cell table:formula="of:=[.G26]*0.1" office:value-type="float" office:value="0.08891" calcext:value-type="float">
            <text:p>8.891000E-02</text:p>
          </table:table-cell>
          <table:table-cell table:formula="of:=[.H26]*0.00001" office:value-type="float" office:value="0.00001422" calcext:value-type="float">
            <text:p>1.422000E-05</text:p>
          </table:table-cell>
          <table:table-cell table:number-columns-repeated="2"/>
          <table:table-cell table:formula="of:=[.$S$9]*EXP([.$S$10]*[.K26])" office:value-type="float" office:value="0.0814854839177921" calcext:value-type="float">
            <text:p>8.14855E-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000" calcext:value-type="float">
            <text:p>25000.0</text:p>
          </table:table-cell>
          <table:table-cell office:value-type="float" office:value="-51.6" calcext:value-type="float">
            <text:p>-51.6</text:p>
          </table:table-cell>
          <table:table-cell office:value-type="float" office:value="9.73" calcext:value-type="float">
            <text:p>9.7</text:p>
          </table:table-cell>
          <table:table-cell office:value-type="float" office:value="0.2549" calcext:value-type="float">
            <text:p>0.3</text:p>
          </table:table-cell>
          <table:table-cell office:value-type="float" office:value="0.4008" calcext:value-type="float">
            <text:p>0.4</text:p>
          </table:table-cell>
          <table:table-cell office:value-type="float" office:value="1.448" calcext:value-type="float">
            <text:p>1.4</text:p>
          </table:table-cell>
          <table:table-cell table:number-columns-repeated="2"/>
          <table:table-cell table:formula="of:=[.C27]" office:value-type="float" office:value="25000" calcext:value-type="float">
            <text:p>25000.0</text:p>
          </table:table-cell>
          <table:table-cell table:formula="of:=[.D27]+273.15" office:value-type="float" office:value="221.55" calcext:value-type="float">
            <text:p>221.55</text:p>
          </table:table-cell>
          <table:table-cell table:formula="of:=[.E27]" office:value-type="float" office:value="9.73" calcext:value-type="float">
            <text:p>9.730</text:p>
          </table:table-cell>
          <table:table-cell table:formula="of:=[.F27]*10000" office:value-type="float" office:value="2549" calcext:value-type="float">
            <text:p>2.54900E+03</text:p>
          </table:table-cell>
          <table:table-cell table:formula="of:=[.G27]*0.1" office:value-type="float" office:value="0.04008" calcext:value-type="float">
            <text:p>4.008000E-02</text:p>
          </table:table-cell>
          <table:table-cell table:formula="of:=[.H27]*0.00001" office:value-type="float" office:value="0.00001448" calcext:value-type="float">
            <text:p>1.448000E-05</text:p>
          </table:table-cell>
          <table:table-cell table:number-columns-repeated="2"/>
          <table:table-cell table:formula="of:=[.$S$9]*EXP([.$S$10]*[.K27])" office:value-type="float" office:value="0.0404644937859068" calcext:value-type="float">
            <text:p>4.04645E-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000" calcext:value-type="float">
            <text:p>30000.0</text:p>
          </table:table-cell>
          <table:table-cell office:value-type="float" office:value="-46.64" calcext:value-type="float">
            <text:p>-46.6</text:p>
          </table:table-cell>
          <table:table-cell office:value-type="float" office:value="9.715" calcext:value-type="float">
            <text:p>9.7</text:p>
          </table:table-cell>
          <table:table-cell office:value-type="float" office:value="0.1197" calcext:value-type="float">
            <text:p>0.1</text:p>
          </table:table-cell>
          <table:table-cell office:value-type="float" office:value="0.1841" calcext:value-type="float">
            <text:p>0.2</text:p>
          </table:table-cell>
          <table:table-cell office:value-type="float" office:value="1.475" calcext:value-type="float">
            <text:p>1.5</text:p>
          </table:table-cell>
          <table:table-cell table:number-columns-repeated="2"/>
          <table:table-cell table:formula="of:=[.C28]" office:value-type="float" office:value="30000" calcext:value-type="float">
            <text:p>30000.0</text:p>
          </table:table-cell>
          <table:table-cell table:formula="of:=[.D28]+273.15" office:value-type="float" office:value="226.51" calcext:value-type="float">
            <text:p>226.51</text:p>
          </table:table-cell>
          <table:table-cell table:formula="of:=[.E28]" office:value-type="float" office:value="9.715" calcext:value-type="float">
            <text:p>9.715</text:p>
          </table:table-cell>
          <table:table-cell table:formula="of:=[.F28]*10000" office:value-type="float" office:value="1197" calcext:value-type="float">
            <text:p>1.19700E+03</text:p>
          </table:table-cell>
          <table:table-cell table:formula="of:=[.G28]*0.1" office:value-type="float" office:value="0.01841" calcext:value-type="float">
            <text:p>1.841000E-02</text:p>
          </table:table-cell>
          <table:table-cell table:formula="of:=[.H28]*0.00001" office:value-type="float" office:value="0.00001475" calcext:value-type="float">
            <text:p>1.475000E-05</text:p>
          </table:table-cell>
          <table:table-cell table:number-columns-repeated="2"/>
          <table:table-cell table:formula="of:=[.$S$9]*EXP([.$S$10]*[.K28])" office:value-type="float" office:value="0.0200940729394401" calcext:value-type="float">
            <text:p>2.00941E-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000" calcext:value-type="float">
            <text:p>40000.0</text:p>
          </table:table-cell>
          <table:table-cell office:value-type="float" office:value="-22.8" calcext:value-type="float">
            <text:p>-22.8</text:p>
          </table:table-cell>
          <table:table-cell office:value-type="float" office:value="9.684" calcext:value-type="float">
            <text:p>9.7</text:p>
          </table:table-cell>
          <table:table-cell office:value-type="float" office:value="0.0287" calcext:value-type="float">
            <text:p>0.0</text:p>
          </table:table-cell>
          <table:table-cell office:value-type="float" office:value="0.03996" calcext:value-type="float">
            <text:p>0.0</text:p>
          </table:table-cell>
          <table:table-cell office:value-type="float" office:value="1.601" calcext:value-type="float">
            <text:p>1.6</text:p>
          </table:table-cell>
          <table:table-cell table:number-columns-repeated="2"/>
          <table:table-cell table:formula="of:=[.C29]" office:value-type="float" office:value="40000" calcext:value-type="float">
            <text:p>40000.0</text:p>
          </table:table-cell>
          <table:table-cell table:formula="of:=[.D29]+273.15" office:value-type="float" office:value="250.35" calcext:value-type="float">
            <text:p>250.35</text:p>
          </table:table-cell>
          <table:table-cell table:formula="of:=[.E29]" office:value-type="float" office:value="9.684" calcext:value-type="float">
            <text:p>9.684</text:p>
          </table:table-cell>
          <table:table-cell table:formula="of:=[.F29]*10000" office:value-type="float" office:value="287" calcext:value-type="float">
            <text:p>2.87000E+02</text:p>
          </table:table-cell>
          <table:table-cell table:formula="of:=[.G29]*0.1" office:value-type="float" office:value="0.003996" calcext:value-type="float">
            <text:p>3.996000E-03</text:p>
          </table:table-cell>
          <table:table-cell table:formula="of:=[.H29]*0.00001" office:value-type="float" office:value="0.00001601" calcext:value-type="float">
            <text:p>1.601000E-05</text:p>
          </table:table-cell>
          <table:table-cell table:number-columns-repeated="2"/>
          <table:table-cell table:formula="of:=[.$S$9]*EXP([.$S$10]*[.K29])" office:value-type="float" office:value="0.00495513738008713" calcext:value-type="float">
            <text:p>4.95514E-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000" calcext:value-type="float">
            <text:p>50000.0</text:p>
          </table:table-cell>
          <table:table-cell office:value-type="float" office:value="-2.5" calcext:value-type="float">
            <text:p>-2.5</text:p>
          </table:table-cell>
          <table:table-cell office:value-type="float" office:value="9.654" calcext:value-type="float">
            <text:p>9.7</text:p>
          </table:table-cell>
          <table:table-cell office:value-type="float" office:value="0.007978" calcext:value-type="float">
            <text:p>0.0</text:p>
          </table:table-cell>
          <table:table-cell office:value-type="float" office:value="0.01027" calcext:value-type="float">
            <text:p>0.0</text:p>
          </table:table-cell>
          <table:table-cell office:value-type="float" office:value="1.704" calcext:value-type="float">
            <text:p>1.7</text:p>
          </table:table-cell>
          <table:table-cell table:number-columns-repeated="2"/>
          <table:table-cell table:formula="of:=[.C30]" office:value-type="float" office:value="50000" calcext:value-type="float">
            <text:p>50000.0</text:p>
          </table:table-cell>
          <table:table-cell table:formula="of:=[.D30]+273.15" office:value-type="float" office:value="270.65" calcext:value-type="float">
            <text:p>270.65</text:p>
          </table:table-cell>
          <table:table-cell table:formula="of:=[.E30]" office:value-type="float" office:value="9.654" calcext:value-type="float">
            <text:p>9.654</text:p>
          </table:table-cell>
          <table:table-cell table:formula="of:=[.F30]*10000" office:value-type="float" office:value="79.78" calcext:value-type="float">
            <text:p>7.97800E+01</text:p>
          </table:table-cell>
          <table:table-cell table:formula="of:=[.G30]*0.1" office:value-type="float" office:value="0.001027" calcext:value-type="float">
            <text:p>1.027000E-03</text:p>
          </table:table-cell>
          <table:table-cell table:formula="of:=[.H30]*0.00001" office:value-type="float" office:value="0.00001704" calcext:value-type="float">
            <text:p>1.704000E-05</text:p>
          </table:table-cell>
          <table:table-cell table:number-columns-repeated="2"/>
          <table:table-cell table:formula="of:=[.$S$9]*EXP([.$S$10]*[.K30])" office:value-type="float" office:value="0.00122192183384305" calcext:value-type="float">
            <text:p>1.22192E-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000" calcext:value-type="float">
            <text:p>60000.0</text:p>
          </table:table-cell>
          <table:table-cell office:value-type="float" office:value="-26.13" calcext:value-type="float">
            <text:p>-26.1</text:p>
          </table:table-cell>
          <table:table-cell office:value-type="float" office:value="9.624" calcext:value-type="float">
            <text:p>9.6</text:p>
          </table:table-cell>
          <table:table-cell office:value-type="float" office:value="0.002196" calcext:value-type="float">
            <text:p>0.0</text:p>
          </table:table-cell>
          <table:table-cell office:value-type="float" office:value="0.003097" calcext:value-type="float">
            <text:p>0.0</text:p>
          </table:table-cell>
          <table:table-cell office:value-type="float" office:value="1.584" calcext:value-type="float">
            <text:p>1.6</text:p>
          </table:table-cell>
          <table:table-cell table:number-columns-repeated="2"/>
          <table:table-cell table:formula="of:=[.C31]" office:value-type="float" office:value="60000" calcext:value-type="float">
            <text:p>60000.0</text:p>
          </table:table-cell>
          <table:table-cell table:formula="of:=[.D31]+273.15" office:value-type="float" office:value="247.02" calcext:value-type="float">
            <text:p>247.02</text:p>
          </table:table-cell>
          <table:table-cell table:formula="of:=[.E31]" office:value-type="float" office:value="9.624" calcext:value-type="float">
            <text:p>9.624</text:p>
          </table:table-cell>
          <table:table-cell table:formula="of:=[.F31]*10000" office:value-type="float" office:value="21.96" calcext:value-type="float">
            <text:p>2.19600E+01</text:p>
          </table:table-cell>
          <table:table-cell table:formula="of:=[.G31]*0.1" office:value-type="float" office:value="0.0003097" calcext:value-type="float">
            <text:p>3.097000E-04</text:p>
          </table:table-cell>
          <table:table-cell table:formula="of:=[.H31]*0.00001" office:value-type="float" office:value="0.00001584" calcext:value-type="float">
            <text:p>1.584000E-05</text:p>
          </table:table-cell>
          <table:table-cell table:number-columns-repeated="2"/>
          <table:table-cell table:formula="of:=[.$S$9]*EXP([.$S$10]*[.K31])" office:value-type="float" office:value="0.000301322214399657" calcext:value-type="float">
            <text:p>3.01322E-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000" calcext:value-type="float">
            <text:p>70000.0</text:p>
          </table:table-cell>
          <table:table-cell office:value-type="float" office:value="-53.57" calcext:value-type="float">
            <text:p>-53.6</text:p>
          </table:table-cell>
          <table:table-cell office:value-type="float" office:value="9.594" calcext:value-type="float">
            <text:p>9.6</text:p>
          </table:table-cell>
          <table:table-cell office:value-type="float" office:value="0.00052" calcext:value-type="float">
            <text:p>0.0</text:p>
          </table:table-cell>
          <table:table-cell office:value-type="float" office:value="0.0008283" calcext:value-type="float">
            <text:p>0.0</text:p>
          </table:table-cell>
          <table:table-cell office:value-type="float" office:value="1.438" calcext:value-type="float">
            <text:p>1.4</text:p>
          </table:table-cell>
          <table:table-cell table:number-columns-repeated="2"/>
          <table:table-cell table:formula="of:=[.C32]" office:value-type="float" office:value="70000" calcext:value-type="float">
            <text:p>70000.0</text:p>
          </table:table-cell>
          <table:table-cell table:formula="of:=[.D32]+273.15" office:value-type="float" office:value="219.58" calcext:value-type="float">
            <text:p>219.58</text:p>
          </table:table-cell>
          <table:table-cell table:formula="of:=[.E32]" office:value-type="float" office:value="9.594" calcext:value-type="float">
            <text:p>9.594</text:p>
          </table:table-cell>
          <table:table-cell table:formula="of:=[.F32]*10000" office:value-type="float" office:value="5.2" calcext:value-type="float">
            <text:p>5.20000E+00</text:p>
          </table:table-cell>
          <table:table-cell table:formula="of:=[.G32]*0.1" office:value-type="float" office:value="0.00008283" calcext:value-type="float">
            <text:p>8.283000E-05</text:p>
          </table:table-cell>
          <table:table-cell table:formula="of:=[.H32]*0.00001" office:value-type="float" office:value="0.00001438" calcext:value-type="float">
            <text:p>1.438000E-05</text:p>
          </table:table-cell>
          <table:table-cell table:number-columns-repeated="2"/>
          <table:table-cell table:formula="of:=[.$S$9]*EXP([.$S$10]*[.K32])" office:value-type="float" office:value="0.0000743051432391171" calcext:value-type="float">
            <text:p>7.43051E-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000" calcext:value-type="float">
            <text:p>80000.0</text:p>
          </table:table-cell>
          <table:table-cell office:value-type="float" office:value="-74.51" calcext:value-type="float">
            <text:p>-74.5</text:p>
          </table:table-cell>
          <table:table-cell office:value-type="float" office:value="9.564" calcext:value-type="float">
            <text:p>9.6</text:p>
          </table:table-cell>
          <table:table-cell office:value-type="float" office:value="0.00011" calcext:value-type="float">
            <text:p>0.0</text:p>
          </table:table-cell>
          <table:table-cell office:value-type="float" office:value="0.0001846" calcext:value-type="float">
            <text:p>0.0</text:p>
          </table:table-cell>
          <table:table-cell office:value-type="float" office:value="1.321" calcext:value-type="float">
            <text:p>1.3</text:p>
          </table:table-cell>
          <table:table-cell table:number-columns-repeated="2"/>
          <table:table-cell table:formula="of:=[.C33]" office:value-type="float" office:value="80000" calcext:value-type="float">
            <text:p>80000.0</text:p>
          </table:table-cell>
          <table:table-cell table:formula="of:=[.D33]+273.15" office:value-type="float" office:value="198.64" calcext:value-type="float">
            <text:p>198.64</text:p>
          </table:table-cell>
          <table:table-cell table:formula="of:=[.E33]" office:value-type="float" office:value="9.564" calcext:value-type="float">
            <text:p>9.564</text:p>
          </table:table-cell>
          <table:table-cell table:formula="of:=[.F33]*10000" office:value-type="float" office:value="1.1" calcext:value-type="float">
            <text:p>1.10000E+00</text:p>
          </table:table-cell>
          <table:table-cell table:formula="of:=[.G33]*0.1" office:value-type="float" office:value="0.00001846" calcext:value-type="float">
            <text:p>1.846000E-05</text:p>
          </table:table-cell>
          <table:table-cell table:formula="of:=[.H33]*0.00001" office:value-type="float" office:value="0.00001321" calcext:value-type="float">
            <text:p>1.321000E-05</text:p>
          </table:table-cell>
          <table:table-cell table:number-columns-repeated="2"/>
          <table:table-cell table:formula="of:=[.$S$9]*EXP([.$S$10]*[.K33])" office:value-type="float" office:value="0.0000183234227280125" calcext:value-type="float">
            <text:p>1.83234E-0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8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3:12:10.106963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cott Templer</meta:initial-creator>
    <meta:creation-date>2006-05-16T10:27:47</meta:creation-date>
    <dc:language>en-US</dc:language>
    <meta:editing-cycles>4</meta:editing-cycles>
    <meta:editing-duration>PT44M32S</meta:editing-duration>
    <dc:date>2017-05-07T14:17:04.654318331</dc:date>
    <meta:document-statistic meta:table-count="3" meta:cell-count="29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68cm" svg:height="13.629cm" xlink:href=".." xlink:type="simple" chart:class="chart:scatter" chart:style-name="ch1">
        <chart:legend chart:legend-position="end" svg:x="26.689cm" svg:y="6.266cm" style:legend-expansion="high" chart:style-name="ch2"/>
        <chart:plot-area chart:style-name="ch3" table:cell-range-address="Sheet1.K13:Sheet1.K33 Sheet1.O13:Sheet1.O33 Sheet1.S13:Sheet1.S33" svg:x="0.591cm" svg:y="0.272cm" svg:width="25.507cm" svg:height="13.085cm">
          <chartooo:coordinate-region svg:x="1.254cm" svg:y="0.471cm" svg:width="24.234cm" svg:height="12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13:Sheet1.O33" chart:class="chart:scatter">
            <chart:domain table:cell-range-address="Sheet1.K13:Sheet1.K33"/>
            <chart:data-point chart:repeated="21"/>
          </chart:series>
          <chart:series chart:style-name="ch8" chart:values-cell-range-address="Sheet1.S13:Sheet1.S33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Sheet1.K13:Sheet1.K33</svg:desc>
                </draw:g>
              </table:table-cell>
              <table:table-cell office:value-type="float" office:value="1.347">
                <text:p>1.347</text:p>
                <draw:g>
                  <svg:desc>Sheet1.O13:Sheet1.O33</svg:desc>
                </draw:g>
              </table:table-cell>
              <table:table-cell office:value-type="float" office:value="1.54136689046868">
                <text:p>1.54136689046868</text:p>
                <draw:g>
                  <svg:desc>Sheet1.S13:Sheet1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25">
                <text:p>1.22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112">
                <text:p>1.112</text:p>
              </table:table-cell>
              <table:table-cell office:value-type="float" office:value="1.1649400354344">
                <text:p>1.1649400354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007">
                <text:p>1.007</text:p>
              </table:table-cell>
              <table:table-cell office:value-type="float" office:value="1.01275021355067">
                <text:p>1.01275021355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9093">
                <text:p>0.9093</text:p>
              </table:table-cell>
              <table:table-cell office:value-type="float" office:value="0.880442738552176">
                <text:p>0.880442738552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8194">
                <text:p>0.8194</text:p>
              </table:table-cell>
              <table:table-cell office:value-type="float" office:value="0.765420145557412">
                <text:p>0.765420145557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0.7364">
                <text:p>0.7364</text:p>
              </table:table-cell>
              <table:table-cell office:value-type="float" office:value="0.665424307080489">
                <text:p>0.665424307080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0.6601">
                <text:p>0.6601</text:p>
              </table:table-cell>
              <table:table-cell office:value-type="float" office:value="0.578492101394967">
                <text:p>0.57849210139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0.59">
                <text:p>0.59</text:p>
              </table:table-cell>
              <table:table-cell office:value-type="float" office:value="0.502916872460875">
                <text:p>0.502916872460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5258">
                <text:p>0.5258</text:p>
              </table:table-cell>
              <table:table-cell office:value-type="float" office:value="0.437214924794873">
                <text:p>0.437214924794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4671">
                <text:p>0.4671</text:p>
              </table:table-cell>
              <table:table-cell office:value-type="float" office:value="0.380096395509692">
                <text:p>0.380096395509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4135">
                <text:p>0.4135</text:p>
              </table:table-cell>
              <table:table-cell office:value-type="float" office:value="0.330439931681753">
                <text:p>0.330439931681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0">
                <text:p>15000</text:p>
              </table:table-cell>
              <table:table-cell office:value-type="float" office:value="0.1948">
                <text:p>0.1948</text:p>
              </table:table-cell>
              <table:table-cell office:value-type="float" office:value="0.164091613858996">
                <text:p>0.16409161385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.08891">
                <text:p>0.08891</text:p>
              </table:table-cell>
              <table:table-cell office:value-type="float" office:value="0.0814854839177921">
                <text:p>0.0814854839177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0">
                <text:p>25000</text:p>
              </table:table-cell>
              <table:table-cell office:value-type="float" office:value="0.04008">
                <text:p>0.04008</text:p>
              </table:table-cell>
              <table:table-cell office:value-type="float" office:value="0.0404644937859068">
                <text:p>0.0404644937859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">
                <text:p>30000</text:p>
              </table:table-cell>
              <table:table-cell office:value-type="float" office:value="0.01841">
                <text:p>0.01841</text:p>
              </table:table-cell>
              <table:table-cell office:value-type="float" office:value="0.0200940729394401">
                <text:p>0.0200940729394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0.003996">
                <text:p>0.003996</text:p>
              </table:table-cell>
              <table:table-cell office:value-type="float" office:value="0.00495513738008713">
                <text:p>0.00495513738008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">
                <text:p>50000</text:p>
              </table:table-cell>
              <table:table-cell office:value-type="float" office:value="0.001027">
                <text:p>0.001027</text:p>
              </table:table-cell>
              <table:table-cell office:value-type="float" office:value="0.00122192183384305">
                <text:p>0.00122192183384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">
                <text:p>60000</text:p>
              </table:table-cell>
              <table:table-cell office:value-type="float" office:value="0.0003097">
                <text:p>0.0003097</text:p>
              </table:table-cell>
              <table:table-cell office:value-type="float" office:value="0.000301322214399657">
                <text:p>0.000301322214399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0">
                <text:p>70000</text:p>
              </table:table-cell>
              <table:table-cell office:value-type="float" office:value="0.00008283">
                <text:p>0.00008283</text:p>
              </table:table-cell>
              <table:table-cell office:value-type="float" office:value="0.0000743051432391171">
                <text:p>0.0000743051432391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00001846">
                <text:p>0.00001846</text:p>
              </table:table-cell>
              <table:table-cell office:value-type="float" office:value="0.0000183234227280125">
                <text:p>0.0000183234227280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